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111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23.544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lvi Nastaleeq" fo:font-size="200pt" fo:font-style="normal" fo:text-shadow="none" style:text-underline-style="none" fo:font-weight="normal" style:letter-kerning="true" style:font-name-asian="Liberation Sans1" style:font-size-asian="200pt" style:font-style-asian="normal" style:font-weight-asian="normal" style:font-name-complex="Alvi Nastaleeq" style:font-size-complex="20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5.321cm" svg:height="247.57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رب دے حوالے رب دے حوالے</text:span></text:p>
              </table:table-cell>
              <table:table-cell table:style-name="ce2"/>
              <table:table-cell table:style-name="ce3">
                <text:p text:style-name="P2"><text:span text:style-name="T2">Rab de hawale Rab de hawal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قاتل کھڑے ہن، او خنجر سنبھالے</text:span></text:p>
              </table:table-cell>
              <table:table-cell/>
              <table:table-cell>
                <text:p text:style-name="P2"><text:span text:style-name="T2">qatil khare hain, o khanjar sambhal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اکبر جو ہوندا وطنِ پہچيندا</text:span><text:span text:style-name="T3"><text:line-break/></text:span><text:span text:style-name="T3">غازی تو ہاڈے پردے بنيڑدا</text:span><text:span text:style-name="T3"><text:line-break/></text:span><text:span text:style-name="T3">ارمان سم گئے، مقتل وچھالے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akbar jo honda vatne puchenda</text:span><text:span text:style-name="T2"><text:line-break/></text:span><text:span text:style-name="T2">ghazi tu hade parde banerda</text:span><text:span text:style-name="T2"><text:line-break/></text:span><text:span text:style-name="T2">armaan sum gaye maqtal vichal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دنیا تے کیا ہے، جیون دا فائدہ</text:span><text:span text:style-name="T3"><text:line-break/></text:span><text:span text:style-name="T3">ریتاں تے سم گئے شہزادہ میڈا</text:span><text:span text:style-name="T3"><text:line-break/></text:span><text:span text:style-name="T3">اکبر تے باجوں، جیون محال اے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dunya te kiya hai, jeewan da faida</text:span><text:span text:style-name="T2"><text:line-break/></text:span><text:span text:style-name="T2">retaan te sam gaye shehzada meda</text:span><text:span text:style-name="T2"><text:line-break/></text:span><text:span text:style-name="T2">akbar te bajun, jeewan muh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میڈی مَیّت تے، جداں بھین آوے</text:span><text:span text:style-name="T3"><text:line-break/></text:span><text:span text:style-name="T3">جے وَس لگى تا میڈے تے لاوے</text:span><text:span text:style-name="T3"><text:line-break/></text:span><text:span text:style-name="T3">میکوں سماوے، اکبر دے نال اے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medi mayat te, jidaan bhen aawe</text:span><text:span text:style-name="T2"><text:line-break/></text:span><text:span text:style-name="T2">je was lagi taa mede te laave</text:span><text:span text:style-name="T2"><text:line-break/></text:span><text:span text:style-name="T2">mekun samaave, akbar de n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اَکھ وِچ بِھرا دے ہے تیر لگیا</text:span><text:span text:style-name="T3"><text:line-break/></text:span><text:span text:style-name="T3">رج رج کے فوجاں جیويں آنڑ لُٹیا</text:span><text:span text:style-name="T3"><text:line-break/></text:span><text:span text:style-name="T3">نہ دیکھ سگدا، غازی دا حال اے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akh wich bhira de hai teer lagiya</text:span><text:span text:style-name="T2"><text:line-break/></text:span><text:span text:style-name="T2">raj raj ke faujan jiwen aanr lutya</text:span><text:span text:style-name="T2"><text:line-break/></text:span><text:span text:style-name="T2">na dekh sagda, ghazi da h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4">زینب نہ خیمہ تُوں باہر آوے</text:span><text:span text:style-name="T4"><text:line-break/></text:span><text:span text:style-name="T4">خیمہ تُوں کُسدا مایكوں ڈیڈهی راہوے</text:span><text:span text:style-name="T4"><text:line-break/></text:span><text:span text:style-name="T4">میری دھی دے کھولے، نہ سر دے وال </text:span><text:span text:style-name="T3">اے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zainab na khaima tun bahr aawe</text:span><text:span text:style-name="T2"><text:line-break/></text:span><text:span text:style-name="T2">khaima tun kusda maikun dedhi rahwe</text:span><text:span text:style-name="T2"><text:line-break/></text:span><text:span text:style-name="T2">medi dhi de khole, na sir de w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اصغر کُوں پانی دا گھٹ نہ ملیا</text:span><text:span text:style-name="T3"><text:line-break/></text:span><text:span text:style-name="T3">گردن تے حُرمل دا تیر چلیا</text:span><text:span text:style-name="T3"><text:line-break/></text:span><text:span text:style-name="T3">ماواں تے کُس گئے، چھ ماہ دا بال اے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asghar kun pani da ghut na milya</text:span><text:span text:style-name="T2"><text:line-break/></text:span><text:span text:style-name="T2">gardan te hurmal da teer chalya</text:span><text:span text:style-name="T2"><text:line-break/></text:span><text:span text:style-name="T2">mawan te kus gaye, che mah da b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شبیر آکھا چادر ہٹا چا</text:span><text:span text:style-name="T3"><text:line-break/></text:span><text:span text:style-name="T3">عریان تھی سیں اوه سر چُما چا</text:span><text:span text:style-name="T3"><text:line-break/></text:span><text:span text:style-name="T3">تہندی لاہسی چادر، نیزے دے نال اے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shabbir aakha chadar hataa chaa</text:span><text:span text:style-name="T2"><text:line-break/></text:span><text:span text:style-name="T2">uryan thi sain ao sar chumaa chaa</text:span><text:span text:style-name="T2"><text:line-break/></text:span><text:span text:style-name="T2">tehndi laahsi chadar, neze de n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5">زینب نے رو کے ویرن کوں آکھا</text:span><text:span text:style-name="T5"><text:line-break/></text:span><text:span text:style-name="T5">میكوں گل چُما چا جتھے آ کے شِمرآن</text:span><text:span text:style-name="T5"><text:line-break/></text:span><text:span text:style-name="T5">خنجر چلے سی، بے دردی </text:span><text:span text:style-name="T3">نال اے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zainab ne ro ke veeran kun aakha</text:span><text:span text:style-name="T2"><text:line-break/></text:span><text:span text:style-name="T2">mainun gal chuma cha jithe aake shimraan</text:span><text:span text:style-name="T2"><text:line-break/></text:span><text:span text:style-name="T2">khanjar chalesi, be dardi naal a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05.32cm" fo:page-height="247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17:53.443405800</dc:date>
    <meta:editing-duration>PT1H18M14S</meta:editing-duration>
    <meta:editing-cycles>26</meta:editing-cycles>
    <meta:generator>LibreOffice/25.2.4.3$Windows_X86_64 LibreOffice_project/33e196637044ead23f5c3226cde09b47731f7e27</meta:generator>
    <meta:document-statistic meta:object-count="1"/>
  </office:meta>
</office:document-meta>
</file>